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1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[Page 1]</text:p>
      <text:p text:style-name="P3">Funeral oration <text:span text:style-name="T1">[Hebrew]</text:span><text:span text:style-name="T3">/</text:span></text:p>
      <text:p text:style-name="P2"><text:span text:style-name="T3">Friends! <text:s/>I have no eulogy to pronounce. <text:s/>The dear woman/ who lies dead before us was in very deed a faithful wife./ <text:s/>But is that a peculiar merit in a Jewess? <text:s/>Why, since we/ became a nation, our women have been noted for the modesty/ of their demeanour. <text:s/>The exceptions are, thank God, so/ rare, that the virtue of chastity in a wife, can scarcely/ demand from a minister of religion special praise./</text:span></text:p>
      <text:p text:style-name="P2"><text:span text:style-name="T3">This dear woman was also a good mother. <text:s/>Shall I bestow/ a high encomium upon her character, because of that trait?/ <text:s/>As well might I eulogize the sun for giving us light/ and heat. <text:s/>Nature's God has implanted in the breast of/ a mother a twofold share of human affection for her/ children. <text:s/>Every pulsation of her heart spontaneously/ responds to the cry of those to whom she has given birth./ <text:s/>She only obeys her instinct, when she hastens to satisfy/ their wants, when she labors for their sake unwearily, and/ prefers their comforts to her own ease. <text:s/>The prophet of/ old, wishing to describe the boundless love of God for Israel,/ could not find means to express it, but by saying that/ it exceeds that which a mother bears her young offspring,/</text:span></text:p>
      <text:p text:style-name="P2"><text:span text:style-name="T3"/></text:p>
      <text:p text:style-name="P2"><text:span text:style-name="T3">[Page 2]</text:span></text:p>
      <text:p text:style-name="P2"><text:span text:style-name="T3">“Can a woman forget her babe, can she forget to pity the/ child of her womb? <text:s/>Nay: these may be forgotten, but </text:span><text:span text:style-name="T4">I</text:span><text:span text:style-name="T5"> will/ not forget thee” <text:s/>She belies her nature, she betrays/ a disposition unworthy of a Jewess, unworthy of a being gifted with/ a soul, who neglects her sons and daughters to follow/ vanity and court the flattery of the worldly./</text:span></text:p>
      <text:p text:style-name="P2"><text:span text:style-name="T5">This dear woman was attached to the religion in which/ she had been reared. <text:s/>That might perchance be/ </text:span><text:soft-page-break/><text:span text:style-name="T5">deemed some veritable cause for praise. <text:s/>In a degenerate/ age, when the faith of Israel counts perjurers even/ amidst the ranks of our women, we might applaud/ the conduct of her, who looks to the ancestral/ belief for strength and comfort in the most trying/ hour of existence, even, when death comes nigh./ <text:s/>But happily very many, countless are still our/ wives and mothers, who lean upon the mighty arm/ of the Lord when summoned to depart for the land of/ spirits. <text:s/>Innumerable are those yet left in our fold/ who, seeing the sand of life run fast down, gather/ their children round their dying bed, and in the language/ of the Almighty invoke upon their heads the threefold/ blessing of the holy book. <text:s/>Many will act precisely/</text:span></text:p>
      <text:p text:style-name="P2"><text:span text:style-name="T5"/></text:p>
      <text:p text:style-name="P2"><text:span text:style-name="T5">[Page 3]</text:span></text:p>
      <text:p text:style-name="P2"><text:span text:style-name="T5">like the dear woman, when approaching the portals/ of eternity. <text:s/>But if I have nothing special/ for which to eulogize our deceased sister, nothing/ which she did not possess in common with millions/ of the wives and mothers of our race, I can nevertheless/ point to a moral which this silent coffin imparts./ <text:s/>I mean, my friends! the instability of human affairs./ <text:s/>The folly of relying for the continuance of our welfare/ upon one's health, or upon one's wealth. <text:s/>Less than/ two years ago, this dear creature seemed to defy/ sickness. <text:s/>Her whole appearance denoted a vigorous/ frame, an exceedingly robust constitution. <text:s/>Yet she/ is to be laid in her rave, the victim of a virulent/ disease. <text:s/>Less than two years ago the house of/ Misstress[sic!] M indicated the enjoying of competence,/ the gradual augmenting of temporal means. <text:s/>But/ now, now...... My friends! Why shall I/ </text:span><text:span text:style-name="T2">so</text:span><text:span text:style-name="T5"> intensify the grief which is gnawing upon the/ heart's core of these unfortunate beings? <text:s/>Does not/ the death of a Jewish mother, in the prime of life, who/ left a numerous family, and the majority of whose children/ are too young, to understand the extent of their loss,/</text:span></text:p>
      <text:p text:style-name="P2"><text:span text:style-name="T5"/></text:p>
      <text:p text:style-name="P2"><text:span text:style-name="T5">[Page 4]</text:span></text:p>
      <text:p text:style-name="P2"><text:span text:style-name="T5">move you to tears? <text:s/>You weep I see over the afflict-/-ion that has befallen this household. <text:s/>Let not your/ companion be evanescent. <text:s/>Let it prompt you/ to deeds of brotherly and sisterly kindness. <text:s/>Let/ the undying spirit of the Hebrew mother be beatified/ in the contemplation of the improved state of those/ she loved on earth above herself. <text:s/>In the knowledge/ that all of you have shown active sympathy, that/ you have joined together to alleviate the sorrow of her/ sons and daughters by a goodness which grows not weary,/ by a commiseration which is abiding./</text:span></text:p>
      <text:p text:style-name="P2"><text:span text:style-name="T5">And you bereaved husband of this dear woman. <text:s/>Let not/ grief rob you of the energy you will henceforth/ doubly need. <text:s/>Let the performance of duty towards/ those who have greater claim than heretofore to your/ support, </text:span><text:span text:style-name="T2">sus</text:span><text:span text:style-name="T5"> screen you from melancholy and despondence./ <text:s/>Be sustained in your trials by the thought, that she/ who dwells in a heavenly habitation, looks approvingly/ upon your exertions to promote the happiness of/ your dear ones, the offspring whose honored mother she was/ &amp;c &amp;c. <text:s/>(This oration concluded with an address to the relatives of the deceased.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4:28:15.82</meta:creation-date>
    <meta:document-statistic meta:table-count="0" meta:image-count="0" meta:object-count="0" meta:page-count="3" meta:paragraph-count="72" meta:word-count="970" meta:character-count="5923"/>
    <dc:date>2012-10-23T14:50:18.24</dc:date>
    <meta:editing-duration>PT6M52S</meta:editing-duration>
    <meta:editing-cycles>1</meta:editing-cycles>
    <meta:generator>OpenOffice.org/3.4.1$Win32 OpenOffice.org_project/341m1$Build-9593</meta:generator>
  </office:meta>
</office:document-meta>
</file>